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a08ee" officeooo:paragraph-rsid="000a08ee"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officeooo:rsid="000a08ee" officeooo:paragraph-rsid="000a08ee"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0a08ee" officeooo:paragraph-rsid="000a08ee"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a76ed" officeooo:paragraph-rsid="000a76e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a76ed" officeooo:paragraph-rsid="000ca93f" style:font-size-asian="12.25pt" style:font-weight-asian="normal" style:font-size-complex="14pt" style:font-weight-complex="normal"/>
    </style:style>
    <style:style style:name="T1" style:family="text">
      <style:text-properties officeooo:rsid="000c4d17"/>
    </style:style>
    <style:style style:name="T2" style:family="text">
      <style:text-properties officeooo:rsid="000e19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EATS</text:p>
      <text:p text:style-name="P1"/>
      <text:p text:style-name="P1"/>
      <text:p text:style-name="P2">STRUCTURE</text:p>
      <text:p text:style-name="P3">type : nourriture</text:p>
      <text:p text:style-name="P3">img : string</text:p>
      <text:p text:style-name="P3">text : [</text:p>
      <text:p text:style-name="P3"><text:tab/>{ condition : + ou -,</text:p>
      <text:p text:style-name="P3"><text:tab/> <text:s text:c="2"/>text : blablabalbalblablab</text:p>
      <text:p text:style-name="P3"><text:tab/>}</text:p>
      <text:p text:style-name="P3">]</text:p>
      <text:p text:style-name="P3"/>
      <text:p text:style-name="P3"/>
      <text:p text:style-name="P4">nourriture - : Une foule affamée mais surtout en colère envahit votre château. Vous n’avez pas le temps de finir de souper que la foule s’empare de vous et décide d’en finir avec la « grasse » monarchie, définitivement. </text:p>
      <text:p text:style-name="P4"/>
      <text:p text:style-name="P5"><text:span text:style-name="T1">Nourriture + : <text:s/></text:span><text:span text:style-name="T2">Un lobby de l’agro-alimentaire s’est emparé des marchés de votre royaume. Du dernier Conseil Administratif a découlé l’idée que la monarchie était superflue, et vous aussi.</text:spa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3T13:48:17.272717400</meta:creation-date>
    <dc:date>2025-10-13T14:17:05.729802000</dc:date>
    <meta:editing-duration>PT28M45S</meta:editing-duration>
    <meta:editing-cycles>6</meta:editing-cycles>
    <meta:generator>LibreOffice/25.2.5.2$Windows_X86_64 LibreOffice_project/03d19516eb2e1dd5d4ccd751a0d6f35f35e08022</meta:generator>
    <meta:document-statistic meta:table-count="0" meta:image-count="0" meta:object-count="0" meta:page-count="1" meta:paragraph-count="11" meta:word-count="90" meta:character-count="516" meta:non-whitespace-character-count="429"/>
  </office:meta>
</office:document-meta>
</file>